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2.32833333333333cm"/>
    </style:style>
    <style:style style:name="ro1" style:family="table-row">
      <style:table-row-properties style:row-height="14.25pt" style:use-optimal-row-height="true" fo:break-before="auto"/>
    </style:style>
    <style:style style:name="ro2" style:family="table-row">
      <style:table-row-properties style:row-height="40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Feuille1" table:style-name="ta1">
        <table:table-column table:style-name="co1" table:default-cell-style-name="ce1"/>
        <table:table-column table:style-name="co2" table:number-columns-repeated="16383" table:default-cell-style-name="ce1"/>
        <table:table-row table:style-name="ro1">
          <table:table-cell office:value-type="string" table:style-name="ce1">
            <text:p>ARTICLE</text:p>
          </table:table-cell>
          <table:table-cell table:number-columns-repeated="16383"/>
        </table:table-row>
        <table:table-row table:style-name="ro1">
          <table:table-cell office:value-type="string" table:style-name="ce1">
            <text:p>Bienvenu sur notre site ! Pour pouvoir vérifier que mes paragraphes marchent bien alors je vais devoir tout taper à la main de la merde. C'est un peu dommage parce que ça me fait perdre mon temps . Du coup je vais gérer ça en copiant collant un documentaire sur les grenouilles trouvé sur wikipédia. En joie, voici l'article: " Le terme grenouille est un nom vernaculaire attribué à certains amphibiens, principalement dans le genre Rana. À un de ses stades de développement, la larve de la grenouille est appelée un têtard. Les grenouilles sont des quadrupèdes de l'ordre des anoures, tout comme les rainettes, qui sont en général plus vertes et arboricoles, les crapauds dont la peau est plus granuleuse et les xénopes strictement aquatiques. Tous ces termes usuels correspondent à des apparences extérieures plus qu'à des classements strictement taxinomiques. "</text:p>
          </table:table-cell>
          <table:table-cell table:number-columns-repeated="16383"/>
        </table:table-row>
        <table:table-row table:style-name="ro2">
          <table:table-cell office:value-type="string" table:style-name="ce2">
            <text:p>Pour publier un second paragraphe je vais faire de même et publier un paragraphe sur les crapauds, ainsi vous connaitrez la différence !! En joie2 : "Le mot crapaud est un nom vernaculaire ambigu qui est donné en français à plus de 500 différentes espèces d'amphibiens anoures, les Bufonidae et notamment parmi eux, les représentants du genre Bufo, genre le mieux représenté sur la planète avec plus de 250 espèces.</text:p>
            <text:p/>
            <text:p>Comme d'autres amphibiens (dendrobates par exemple), les crapauds produisent, parfois déjà à l'état de têtard, des venins contenant des agents toxiques et parfois aussi hallucinogènes, qui les protègent de nombreux prédateurs. De plus leur peau est plus épaisse et résistante à la déshydratation et aux blessures"</text:p>
          </table:table-cell>
          <table:table-cell table:number-columns-repeated="16383"/>
        </table:table-row>
        <table:table-row table:number-rows-repeated="104857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currency-style style:name="N36P0" number:language="fr" number:country="FR">
      <number:number number:decimal-places="2" number:min-integer-digits="1" number:grouping="true"/>
      <number:text> </number:text>
      <number:currency-symbol number:language="fr" number:country="FR">€</number:currency-symbol>
    </number:currency-style>
    <number:currency-style style:name="N36"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Georges corbineau</dc:creator>
    <meta:creation-date>2016-11-03T16:10:32Z</meta:creation-date>
    <dc:date>2016-11-09T14:44:28Z</dc:date>
    <meta:editing-cycles>1</meta:editing-cycles>
    <meta:editing-duration>PT93S</meta:editing-duration>
  </office:meta>
</office:document-meta>
</file>